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198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817cm"/>
    </style:style>
    <style:style style:name="Table2.C" style:family="table-column">
      <style:table-column-properties style:column-width="0.286cm"/>
    </style:style>
    <style:style style:name="Table2.D" style:family="table-column">
      <style:table-column-properties style:column-width="0.905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08cm"/>
    </style:style>
    <style:style style:name="Table2.B2" style:family="table-cell" style:data-style-name="N0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3" style:family="table-cell" style:data-style-name="N0">
      <style:table-cell-properties fo:padding="0.097cm" fo:border-left="none" fo:border-right="none" fo:border-top="none" fo:border-bottom="0.05pt solid #000000"/>
    </style:style>
    <style:style style:name="Table2.C3" style:family="table-cell">
      <style:table-cell-properties fo:padding="0.097cm" fo:border-left="none" fo:border-right="none" fo:border-top="none" fo:border-bottom="0.05pt solid #000000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text-properties officeooo:rsid="003407e8" officeooo:paragraph-rsid="003407e8"/>
    </style:style>
    <style:style style:name="P3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79e503" officeooo:paragraph-rsid="0079e503"/>
    </style:style>
    <style:style style:name="P6" style:family="paragraph" style:parent-style-name="Text_20_body">
      <style:text-properties fo:language="de" fo:country="AT" officeooo:rsid="007b57e8" officeooo:paragraph-rsid="007b57e8"/>
    </style:style>
    <style:style style:name="P7" style:family="paragraph" style:parent-style-name="Text_20_body">
      <style:text-properties fo:language="de" fo:country="AT" officeooo:rsid="0075cecc" officeooo:paragraph-rsid="0075cecc"/>
    </style:style>
    <style:style style:name="P8" style:family="paragraph" style:parent-style-name="Text_20_body">
      <style:text-properties fo:language="de" fo:country="AT" officeooo:rsid="00853e7b" officeooo:paragraph-rsid="00853e7b"/>
    </style:style>
    <style:style style:name="P9" style:family="paragraph" style:parent-style-name="Text_20_body">
      <style:text-properties fo:language="de" fo:country="AT" officeooo:rsid="008f90a0" officeooo:paragraph-rsid="008f90a0"/>
    </style:style>
    <style:style style:name="P10" style:family="paragraph" style:parent-style-name="Text_20_body">
      <style:text-properties officeooo:rsid="0091f02a" officeooo:paragraph-rsid="0091f02a"/>
    </style:style>
    <style:style style:name="P11" style:family="paragraph" style:parent-style-name="Table_20_Contents">
      <style:text-properties officeooo:rsid="000dd1dd" officeooo:paragraph-rsid="000dd1dd"/>
    </style:style>
    <style:style style:name="P12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3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4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5" style:family="paragraph" style:parent-style-name="Table_20_Contents">
      <style:text-properties fo:font-weight="normal" officeooo:rsid="005f1213" officeooo:paragraph-rsid="005f1213" style:font-weight-asian="normal" style:font-weight-complex="normal"/>
    </style:style>
    <style:style style:name="P16" style:family="paragraph" style:parent-style-name="Table_20_Contents">
      <style:text-properties officeooo:rsid="00604d87" officeooo:paragraph-rsid="00604d87"/>
    </style:style>
    <style:style style:name="P17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8" style:family="paragraph" style:parent-style-name="Table_20_Contents">
      <style:paragraph-properties fo:text-align="end" style:justify-single-word="false"/>
      <style:text-properties officeooo:rsid="0079e503" officeooo:paragraph-rsid="000f9178"/>
    </style:style>
    <style:style style:name="P19" style:family="paragraph" style:parent-style-name="Table_20_Contents">
      <style:paragraph-properties fo:text-align="end" style:justify-single-word="false"/>
      <style:text-properties officeooo:rsid="0079e503" officeooo:paragraph-rsid="0079e503"/>
    </style:style>
    <style:style style:name="P20" style:family="paragraph" style:parent-style-name="Table_20_Contents">
      <style:paragraph-properties fo:text-align="end" style:justify-single-word="false"/>
      <style:text-properties officeooo:rsid="0079e503" officeooo:paragraph-rsid="00604d87"/>
    </style:style>
    <style:style style:name="P21" style:family="paragraph" style:parent-style-name="Table_20_Contents">
      <style:text-properties officeooo:rsid="0079e503" officeooo:paragraph-rsid="0079e503"/>
    </style:style>
    <style:style style:name="P22" style:family="paragraph" style:parent-style-name="Heading_20_2">
      <style:text-properties fo:language="de" fo:country="AT"/>
    </style:style>
    <style:style style:name="P23" style:family="paragraph" style:parent-style-name="Heading_20_2">
      <style:text-properties fo:language="de" fo:country="AT" officeooo:rsid="0073e73c" officeooo:paragraph-rsid="0073e73c"/>
    </style:style>
    <style:style style:name="P24" style:family="paragraph" style:parent-style-name="Heading_20_2">
      <style:text-properties fo:language="de" fo:country="AT" officeooo:rsid="0073e73c" officeooo:paragraph-rsid="0075ea25"/>
    </style:style>
    <style:style style:name="P25" style:family="paragraph" style:parent-style-name="Heading_20_2">
      <style:text-properties fo:language="de" fo:country="AT" officeooo:rsid="0073e73c" officeooo:paragraph-rsid="00916ab7"/>
    </style:style>
    <style:style style:name="P26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Heading_20_2">
      <style:paragraph-properties fo:break-before="page"/>
      <style:text-properties fo:language="de" fo:country="AT"/>
    </style:style>
    <style:style style:name="P28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T1" style:family="text">
      <style:text-properties officeooo:rsid="0079e503"/>
    </style:style>
    <style:style style:name="T2" style:family="text">
      <style:text-properties officeooo:rsid="006b4f79"/>
    </style:style>
    <style:style style:name="T3" style:family="text">
      <style:text-properties officeooo:rsid="006b9ae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7d1fc6" style:font-style-asian="italic" style:font-style-complex="italic"/>
    </style:style>
    <style:style style:name="T6" style:family="text">
      <style:text-properties fo:font-style="italic" officeooo:rsid="0085c586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604d87"/>
    </style:style>
    <style:style style:name="T9" style:family="text">
      <style:text-properties officeooo:rsid="007b57e8"/>
    </style:style>
    <style:style style:name="T10" style:family="text">
      <style:text-properties officeooo:rsid="007d1fc6"/>
    </style:style>
    <style:style style:name="T11" style:family="text">
      <style:text-properties officeooo:rsid="00853e7b"/>
    </style:style>
    <style:style style:name="T12" style:family="text">
      <style:text-properties officeooo:rsid="0085c586"/>
    </style:style>
    <style:style style:name="T13" style:family="text">
      <style:text-properties officeooo:rsid="008dca8f"/>
    </style:style>
    <style:style style:name="T14" style:family="text">
      <style:text-properties officeooo:rsid="00916ab7"/>
    </style:style>
    <style:style style:name="T15" style:family="text">
      <style:text-properties fo:language="de" fo:country="AT"/>
    </style:style>
    <style:style style:name="T16" style:family="text">
      <style:text-properties fo:language="de" fo:country="AT" officeooo:rsid="0073e73c"/>
    </style:style>
    <style:style style:name="T17" style:family="text">
      <style:text-properties fo:language="de" fo:country="AT" officeooo:rsid="0092aacd"/>
    </style:style>
    <style:style style:name="T18" style:family="text">
      <style:text-properties fo:language="de" fo:country="AT" officeooo:rsid="00935e89"/>
    </style:style>
    <style:style style:name="T19" style:family="text">
      <style:text-properties fo:language="de" fo:country="AT" officeooo:rsid="00949c6b"/>
    </style:style>
    <style:style style:name="T20" style:family="text">
      <style:text-properties fo:language="de" fo:country="AT" officeooo:rsid="0094bc3f"/>
    </style:style>
    <style:style style:name="T21" style:family="text">
      <style:text-properties fo:language="de" fo:country="AT" officeooo:rsid="0095b01c"/>
    </style:style>
    <style:style style:name="T22" style:family="text">
      <style:text-properties fo:language="de" fo:country="AT" officeooo:rsid="00971ba1"/>
    </style:style>
    <style:style style:name="T23" style:family="text">
      <style:text-properties fo:language="de" fo:country="AT" officeooo:rsid="0097453f"/>
    </style:style>
    <style:style style:name="T24" style:family="text">
      <style:text-properties fo:language="de" fo:country="AT" fo:font-style="italic" style:font-style-asian="italic" style:font-style-complex="italic"/>
    </style:style>
    <style:style style:name="T25" style:family="text">
      <style:text-properties fo:language="de" fo:country="AT" fo:font-style="italic" officeooo:rsid="0092aacd" style:font-style-asian="italic" style:font-style-complex="italic"/>
    </style:style>
    <style:style style:name="T26" style:family="text">
      <style:text-properties fo:language="de" fo:country="AT" fo:font-style="italic" officeooo:rsid="00935e89" style:font-style-asian="italic" style:font-style-complex="italic"/>
    </style:style>
    <style:style style:name="T27" style:family="text">
      <style:text-properties fo:language="de" fo:country="AT" fo:font-style="italic" officeooo:rsid="00949c6b" style:font-style-asian="italic" style:font-style-complex="italic"/>
    </style:style>
    <style:style style:name="T28" style:family="text">
      <style:text-properties fo:language="de" fo:country="AT" fo:font-style="italic" officeooo:rsid="0094bc3f" style:font-style-asian="italic" style:font-style-complex="italic"/>
    </style:style>
    <style:style style:name="T29" style:family="text">
      <style:text-properties fo:language="de" fo:country="AT" fo:font-style="italic" officeooo:rsid="0097453f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Verteilte Systeme</text:h>
      <text:h text:style-name="P26" text:outline-level="2">Blatt <text:span text:style-name="T1">4</text:span>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ame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2">Matrikelnummer: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2">Gruppe:</text:p>
          </table:table-cell>
          <table:table-cell table:style-name="Table1.A1" office:value-type="string">
            <text:p text:style-name="P16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1) a-c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3">/</text:p>
          </table:table-cell>
          <table:table-cell table:style-name="Table2.A1" office:value-type="string">
            <text:p text:style-name="P19">5</text:p>
          </table:table-cell>
        </table:table-row>
        <table:table-row table:style-name="Table2.2">
          <table:table-cell table:style-name="Table2.A1" office:value-type="string">
            <text:p text:style-name="P5">d-f</text:p>
          </table:table-cell>
          <table:table-cell table:style-name="Table2.B2" office:value-type="float" office:value="3.5">
            <text:p text:style-name="P19">3,5</text:p>
          </table:table-cell>
          <table:table-cell table:style-name="Table2.A1" office:value-type="string">
            <text:p text:style-name="P14">/</text:p>
          </table:table-cell>
          <table:table-cell table:style-name="Table2.B2" office:value-type="float" office:value="3.5">
            <text:p text:style-name="P19">3,5</text:p>
          </table:table-cell>
        </table:table-row>
        <table:table-row>
          <table:table-cell table:style-name="Table2.A3" office:value-type="string">
            <text:p text:style-name="P5">g-h</text:p>
          </table:table-cell>
          <table:table-cell table:style-name="Table2.B3" office:value-type="float" office:value="3.5">
            <text:p text:style-name="P19">3,5</text:p>
          </table:table-cell>
          <table:table-cell table:style-name="Table2.C3" office:value-type="string">
            <text:p text:style-name="P14">/</text:p>
          </table:table-cell>
          <table:table-cell table:style-name="Table2.B3" office:value-type="float" office:value="3.5">
            <text:p text:style-name="P19">3,5</text:p>
          </table:table-cell>
        </table:table-row>
        <table:table-row>
          <table:table-cell table:style-name="Table2.A1" office:value-type="string">
            <text:p text:style-name="P3">=</text:p>
          </table:table-cell>
          <table:table-cell table:style-name="Table2.B2" table:formula="ooow:sum &lt;B1:B3&gt;" office:value-type="float" office:value="12">
            <text:p text:style-name="P18">12</text:p>
          </table:table-cell>
          <table:table-cell table:style-name="Table2.A1" office:value-type="string">
            <text:p text:style-name="P14">/</text:p>
          </table:table-cell>
          <table:table-cell table:style-name="Table2.B2" table:formula="ooow:sum &lt;D1:D3&gt;" office:value-type="float" office:value="12">
            <text:p text:style-name="P20">12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<text:span text:style-name="T3">1</text:span>)</text:p>
          </table:table-cell>
          <table:table-cell table:style-name="Tabelle1.A1" office:value-type="string">
            <text:p text:style-name="P21">Node.java</text:p>
          </table:table-cell>
        </table:table-row>
      </table:table>
      <text:p text:style-name="P2"/>
      <text:h text:style-name="P27" text:outline-level="2"><text:span text:style-name="T7">Aufgabe </text:span><text:span text:style-name="T8">1</text:span></text:h>
      <text:h text:style-name="P22" text:outline-level="2"><text:span text:style-name="T9">a</text:span>)</text:h>
      <text:p text:style-name="P6">Das Netzwerk besteht aus mehreren <text:span text:style-name="T4">Nodes</text:span>, die jeweils eine <text:span text:style-name="T4">Node Table</text:span> mit drei ihnen bekannten <text:span text:style-name="T4">Nodes</text:span> besitzen. <text:span text:style-name="T10">Jeder </text:span><text:span text:style-name="T5">Node</text:span><text:span text:style-name="T10"> besteht aus zwei Threads: einen zum regelmäßigen Senden der eigenen </text:span><text:span text:style-name="T5">Node Table</text:span><text:span text:style-name="T10"> und einen zum Empfangen der Nachrichten über das eigene </text:span><text:span text:style-name="T5">ServerSocket</text:span><text:span text:style-name="T10">. Die Updates der </text:span><text:span text:style-name="T5">Node Table</text:span><text:span text:style-name="T10"> werden regelmäßig alle 5 Sekunden an alle bekannten und erreichbaren </text:span><text:span text:style-name="T5">Nodes</text:span><text:span text:style-name="T10"> in der eigenen </text:span><text:span text:style-name="T5">Node Table</text:span><text:span text:style-name="T10"> ausgetauscht. Die ausgetauschten </text:span><text:span text:style-name="T5">Node Tables</text:span><text:span text:style-name="T10"> werden gemerged und drei zufällig ausgewählte </text:span><text:span text:style-name="T5">Nodes</text:span><text:span text:style-name="T10"> bilden die neue </text:span><text:span text:style-name="T5">Node Table</text:span><text:span text:style-name="T10">.</text:span></text:p>
      <text:p text:style-name="P6"/>
      <text:h text:style-name="P23" text:outline-level="2"><text:span text:style-name="T11">d</text:span>)</text:h>
      <text:p text:style-name="P8">Durc<text:span text:style-name="T12">h das unstruktierte Netzwerk gibt es zu keiner Zeit einen genauen Überblick, welche </text:span><text:span text:style-name="T6">Nodes</text:span><text:span text:style-name="T12"> sich im Netzwerk befinden. Die </text:span><text:span text:style-name="T6">One-to-All Message</text:span><text:span text:style-name="T12"> haben wir deshalb so umgesetzt, dass der </text:span><text:span text:style-name="T6">Source Node</text:span><text:span text:style-name="T12"> die Nachricht an alle seine bekannten und erreichbaren </text:span><text:span text:style-name="T6">Nodes</text:span><text:span text:style-name="T12"> weiterschickt. Die Nachricht erhält dabei einen </text:span><text:span text:style-name="T6">HopCount</text:span><text:span text:style-name="T12">, der von jedem </text:span><text:span text:style-name="T6">Node</text:span><text:span text:style-name="T12"> verringert wird. Erreicht der </text:span><text:span text:style-name="T6">HopCount</text:span><text:span text:style-name="T12"> den Wert 0, wird die Nachricht verworfen. Weiters wird die Nachricht nicht erneut an den </text:span><text:span text:style-name="T6">Source Node</text:span><text:span text:style-name="T12"> geschickt, um weiteren Traffic im Netzwerk zu vermeiden. Es gibt keine 100%ige Garantie, dass die Nachricht immer alle </text:span><text:span text:style-name="T6">Nodes</text:span><text:span text:style-name="T12"> im Netzwerk erreicht, allerdings kann man mit einem gut eingestellten </text:span><text:span text:style-name="T6">HopCount</text:span><text:span text:style-name="T12"> eine hohe Wahrscheinlichkeit erreichen.</text:span></text:p>
      <text:p text:style-name="P7"/>
      <text:h text:style-name="P24" text:outline-level="2"><text:span text:style-name="T13">g</text:span>)</text:h>
      <text:p text:style-name="P9">Um die Adresse sowie den Port eines <text:span text:style-name="T4">Nodes</text:span> auf Basis seines Namens zu finden, wird eine <text:span text:style-name="T4">One-to-All Message</text:span> mit dem gesuchten Namen verschickt. Wenn ein <text:span text:style-name="T4">Node</text:span> den gesuchten <text:span text:style-name="T4">Node</text:span> in seiner <text:span text:style-name="T4">Node Table</text:span> hat oder der gesuchte <text:span text:style-name="T4">Node</text:span> die Nachricht selbst bekommt, antwortet er dem <text:span text:style-name="T4">Source Node</text:span> und schickt ihm die gewünschten Daten.</text:p>
      <text:p text:style-name="P9"/>
      <text:h text:style-name="P25" text:outline-level="2"><text:span text:style-name="T14">c, f, h</text:span>)</text:h>
      <text:p text:style-name="P10"><text:span text:style-name="T16">I</text:span><text:span text:style-name="T15">m Beispiel werden neun </text:span><text:span text:style-name="T24">Nodes</text:span><text:span text:style-name="T15"> angelegt, wobei jeder </text:span><text:span text:style-name="T24">Node</text:span><text:span text:style-name="T15"> am Anfang nur einen anderen </text:span><text:span text:style-name="T24">Node</text:span><text:span text:style-name="T15"> in seiner </text:span><text:span text:style-name="T24">Node Table</text:span><text:span text:style-name="T15"> hat. </text:span><text:span text:style-name="T17">Anschließend werden alle </text:span><text:span text:style-name="T25">Nodes</text:span><text:span text:style-name="T17"> gestartet und mit dem Netzwerk verbunden. </text:span><text:span text:style-name="T18">Nach drei </text:span><text:span text:style-name="T26">Node Table</text:span><text:span text:style-name="T18"> Update Zyklen </text:span><text:span text:style-name="T19">wird eine </text:span><text:span text:style-name="T27">One-To-All Message</text:span><text:span text:style-name="T19"> verschickt. </text:span><text:span text:style-name="T20">Danach wird </text:span><text:span text:style-name="T21">über den Namen nach </text:span><text:span text:style-name="T20">einem </text:span><text:span text:style-name="T28">Node</text:span><text:span text:style-name="T20"> </text:span><text:span text:style-name="T21">im Netzwerk gesucht </text:span><text:span text:style-name="T22">und das Ergebnis (gefunden/nicht gefunden) ausgegeben. </text:span><text:span text:style-name="T23">Zum Schluss wird jede Sekunde ein </text:span><text:span text:style-name="T29">Node</text:span><text:span text:style-name="T23"> aus dem Netzwerk genommen und beend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079e503"/>
    </style:style>
    <style:style style:name="MT2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<text:span text:style-name="MT1">4</text:span><text:tab/><text:tab/>Gruppe 2<text:span text:style-name="MT2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2.2$Linux_X86_64 LibreOffice_project/10m0$Build-2</meta:generator>
    <dc:date>2016-04-16T11:14:15.402531312</dc:date>
    <meta:editing-duration>PT4H57M15S</meta:editing-duration>
    <meta:editing-cycles>140</meta:editing-cycles>
    <meta:document-statistic meta:table-count="3" meta:image-count="0" meta:object-count="0" meta:page-count="2" meta:paragraph-count="36" meta:word-count="355" meta:character-count="2216" meta:non-whitespace-character-count="1895"/>
  </office:meta>
</office:document-meta>
</file>